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6a3a2" officeooo:paragraph-rsid="0016a3a2"/>
    </style:style>
    <style:style style:name="P5" style:family="paragraph" style:parent-style-name="Table_20_Contents">
      <style:text-properties officeooo:rsid="0016a3a2" officeooo:paragraph-rsid="001746df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style="italic" fo:font-weight="normal" officeooo:rsid="0011ab6d" officeooo:paragraph-rsid="0011ab6d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8e45" officeooo:paragraph-rsid="00188e45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text-properties officeooo:rsid="00188e45" officeooo:paragraph-rsid="00188e45"/>
    </style:style>
    <style:style style:name="P11" style:family="paragraph" style:parent-style-name="Table_20_Contents" style:list-style-name="L2">
      <style:text-properties officeooo:rsid="001311bc" officeooo:paragraph-rsid="001311bc"/>
    </style:style>
    <style:style style:name="P12" style:family="paragraph" style:parent-style-name="Azione_20_sistema">
      <style:text-properties officeooo:paragraph-rsid="000ecb4d"/>
    </style:style>
    <style:style style:name="P13" style:family="paragraph" style:parent-style-name="Azione_20_sistema" style:list-style-name="L1">
      <style:text-properties officeooo:rsid="001311bc" officeooo:paragraph-rsid="001311bc"/>
    </style:style>
    <style:style style:name="P14" style:family="paragraph" style:parent-style-name="Azione_20_sistema">
      <style:paragraph-properties fo:margin-left="0cm" fo:margin-right="0cm" fo:text-indent="0cm" style:auto-text-indent="false"/>
      <style:text-properties officeooo:rsid="001311bc" officeooo:paragraph-rsid="000d063f"/>
    </style:style>
    <style:style style:name="P15" style:family="paragraph" style:parent-style-name="Azione_20_sistema" style:list-style-name="L1">
      <style:paragraph-properties fo:margin-left="0cm" fo:margin-right="0cm" fo:text-indent="0cm" style:auto-text-indent="false"/>
      <style:text-properties officeooo:rsid="001311bc" officeooo:paragraph-rsid="001311bc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rsid="001311bc" officeooo:paragraph-rsid="001311bc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16a3a2" officeooo:paragraph-rsid="0016a3a2"/>
    </style:style>
    <style:style style:name="P18" style:family="paragraph" style:parent-style-name="Azione_20_attore">
      <style:text-properties officeooo:paragraph-rsid="000d063f"/>
    </style:style>
    <style:style style:name="P19" style:family="paragraph" style:parent-style-name="Azione_20_attore" style:list-style-name="L1">
      <style:text-properties officeooo:rsid="001311bc" officeooo:paragraph-rsid="001311bc"/>
    </style:style>
    <style:style style:name="P20" style:family="paragraph" style:parent-style-name="Azione_20_attore" style:list-style-name="L1">
      <style:text-properties officeooo:rsid="0013e898" officeooo:paragraph-rsid="0013e898"/>
    </style:style>
    <style:style style:name="P21" style:family="paragraph" style:parent-style-name="Azione_20_attore">
      <style:paragraph-properties fo:margin-left="0cm" fo:margin-right="0cm" fo:text-indent="0cm" style:auto-text-indent="false"/>
      <style:text-properties officeooo:rsid="001311bc" officeooo:paragraph-rsid="001311bc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ab6d"/>
    </style:style>
    <style:style style:name="T4" style:family="text">
      <style:text-properties officeooo:rsid="001311bc"/>
    </style:style>
    <style:style style:name="T5" style:family="text">
      <style:text-properties officeooo:rsid="00147a4f"/>
    </style:style>
    <style:style style:name="T6" style:family="text">
      <style:text-properties officeooo:rsid="001604b4"/>
    </style:style>
    <style:style style:name="T7" style:family="text">
      <style:text-properties officeooo:rsid="001746df"/>
    </style:style>
    <style:style style:name="T8" style:family="text">
      <style:text-properties officeooo:rsid="00188e45"/>
    </style:style>
    <style:style style:name="T9" style:family="text">
      <style:text-properties officeooo:rsid="00190c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8">Utente v</text:span><text:span text:style-name="T1">isualizza </text:span><text:span text:style-name="T3">stato </text:span><text:span text:style-name="T8">propria </text:span><text:span text:style-name="T3">iscri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<text:span text:style-name="T1"> effettuata </text:span><text:span text:style-name="T3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65467" text:style-name="Numerazione_20_UC">
              <text:list-item text:start-value="1">
                <text:p text:style-name="P18"><text:span text:style-name="T3">L'utente</text:span><text:span text:style-name="T1"> accede alla </text:span><text:span text:style-name="T4">sua pagina personale.</text:span></text:p>
                <text:p text:style-name="P14"/>
              </text:list-item>
              <text:list-item>
                <text:p text:style-name="P12"><text:span text:style-name="T2"><text:s/>Il sistema mostra </text:span><text:span text:style-name="T4">le varie possibili scelte per la propria categoria</text:span><text:span text:style-name="T2">:</text:span></text:p>
              </text:list-item>
            </text:list>
            <text:list xml:id="list40387981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Visualizza stato iscrizione</text:p>
                          </text:list-item>
                          <text:list-item>
                            <text:p text:style-name="P13">Visualizza propri dati</text:p>
                          </text:list-item>
                          <text:list-item>
                            <text:p text:style-name="P20"><text:span text:style-name="T6">Visualizza</text:span><text:span text:style-name="T5"> dati</text:span> figli<text:span text:style-name="T5">o</text:span></text:p>
                            <text:p text:style-name="P15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0394640" text:continue-list="list40365467" text:style-name="Numerazione_20_UC">
              <text:list-item>
                <text:p text:style-name="P16">L'utente clicca su: “Visualizza stato iscrizione”.</text:p>
                <text:p text:style-name="P16"><text:s text:c="7"/></text:p>
                <text:p text:style-name="P21"><text:s text:c="25"/>4. Il sistema mostra la pagina richiesta.</text:p>
                <text:p text:style-name="P17"/>
                <text:p text:style-name="P17">5. I dati mostrati dal sistema sono: lo stato dell'iscrizione, se attivo o meno, saldo pagamenti, prossimo pagamento, eventuali ritard<text:span text:style-name="T7">i</text:span> nei pagamenti, infine una parte dedicata ad avvisi vari.</text:p>
                <text:p text:style-name="P16"><text:s text:c="2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 <text:span text:style-name="T4">dall'ut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365469" text:style-name="L2">
              <text:list-item>
                <text:p text:style-name="P11">Un utente che ha presentato il bando ma che non è stato ammesso può visualizzare lo stesso la pagina ma in stato inscrizione il sistema mostrerà “non attivo”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Un interfaccia semplice da capire <text:span text:style-name="T7">anche per utenti meno esperti</text:span>. </text:p>
            <text:p text:style-name="P5"><text:span text:style-name="T7">V</text:span>elocità di caricamento <text:span text:style-name="T7">della </text:span>pagina <text:span text:style-name="T7">non deve superare i 6 secondi di attesa.</text:span></text:p>
          </table:table-cell>
        </table:table-row>
      </table:table>
      <text:p text:style-name="P8"/>
      <text:p text:style-name="P9">UC_A_2 <text:span text:style-name="T9">Un genitore può vedere lo stato della propria iscrizione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6M52S</meta:editing-duration>
    <meta:editing-cycles>10</meta:editing-cycles>
    <meta:generator>LibreOffice/3.6$Windows_x86 LibreOffice_project/da8c1e6-fd468f4-454e206-f42a4a9-143cfd</meta:generator>
    <dc:date>2012-10-22T20:24:23.56</dc:date>
    <meta:document-statistic meta:table-count="1" meta:image-count="0" meta:object-count="0" meta:page-count="1" meta:paragraph-count="27" meta:word-count="172" meta:character-count="1150" meta:non-whitespace-character-count="974"/>
  </office:meta>
</office:document-meta>
</file>